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CAB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5.10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ealth Insurance Plan Type Code</text:p>
          </table:table-cell>
          <table:table-cell office:value-type="string" table:style-name="ce3">
            <text:p>Health Insurance Plan Type Descrip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5">
            <text:p>Public Secto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5">
            <text:p>Private Sector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0:16:34Z</meta:creation-date>
    <dc:date>2020-04-29T09:32:22Z</dc:date>
    <meta:user-defined meta:name="WorkbookGuid">51ef86d4-a3df-49fe-9683-a7ba88fc01d6</meta:user-defined>
    <meta:user-defined meta:name="ConnectionInfosStorage">WorkbookXmlParts</meta:user-defined>
  </office:meta>
</office:document-meta>
</file>